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3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9966" draw:textarea-horizontal-align="center" draw:textarea-vertical-align="middle" draw:shadow="visible"/>
    </style:style>
    <style:style style:name="gr5" style:family="graphic" style:parent-style-name="standard">
      <style:graphic-properties draw:stroke="dash" draw:stroke-dash="Ultrafine_20_Dashed" draw:fill="solid" draw:fill-color="#ffffcc" draw:textarea-horizontal-align="center" draw:textarea-vertical-align="middle" draw:shadow="visible"/>
    </style:style>
    <style:style style:name="gr6" style:family="graphic" style:parent-style-name="standard">
      <style:graphic-properties draw:stroke="dash" draw:stroke-dash="Ultrafine_20_Dashed"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cccc00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gr9" style:family="graphic" style:parent-style-name="standard">
      <style:graphic-properties draw:fill="solid" draw:fill-color="#94bd5e" draw:textarea-horizontal-align="center" draw:textarea-vertical-align="middle"/>
    </style:style>
    <style:style style:name="gr10" style:family="graphic" style:parent-style-name="standard">
      <style:graphic-properties draw:fill="solid" draw:fill-color="#adceb8" draw:shadow="visible"/>
    </style:style>
    <style:style style:name="gr11" style:family="graphic" style:parent-style-name="standard">
      <style:graphic-properties draw:fill="solid" draw:fill-color="#cccc00" draw:shadow="visible"/>
    </style:style>
    <style:style style:name="gr12" style:family="graphic" style:parent-style-name="standard">
      <style:graphic-properties draw:fill="solid" draw:fill-color="#ffff99" draw:shadow="visible"/>
    </style:style>
    <style:style style:name="gr13" style:family="graphic" style:parent-style-name="standard">
      <style:graphic-properties draw:fill="solid" draw:fill-color="#e6ff00" draw:shadow="visible"/>
    </style:style>
    <style:style style:name="gr14" style:family="graphic" style:parent-style-name="standard">
      <style:graphic-properties draw:fill="solid" draw:fill-color="#e6e64c" draw:shadow="visible"/>
    </style:style>
    <style:style style:name="gr15" style:family="graphic" style:parent-style-name="standard">
      <style:graphic-properties draw:fill="solid" draw:fill-color="#cc6633" draw:shadow="visible"/>
    </style:style>
    <style:style style:name="gr16" style:family="graphic" style:parent-style-name="standard">
      <style:graphic-properties draw:fill="solid" draw:fill-color="#c0c0c0" draw:shadow="visible"/>
    </style:style>
    <style:style style:name="gr17" style:family="graphic" style:parent-style-name="standard">
      <style:graphic-properties draw:fill="solid" draw:fill-color="#ff9966" draw:shadow="visible"/>
    </style:style>
    <style:style style:name="gr18" style:family="graphic" style:parent-style-name="standard">
      <style:graphic-properties svg:stroke-width="0.051cm" draw:marker-start="Arrow" draw:marker-start-width="0.376cm" draw:marker-end="Arrow" draw:marker-end-width="0.37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/>
    </style:style>
    <style:style style:name="P4" style:family="paragraph">
      <style:paragraph-properties fo:text-align="center"/>
      <style:text-properties fo:font-size="24pt"/>
    </style:style>
    <style:style style:name="P5" style:family="paragraph">
      <style:paragraph-properties fo:margin-left="0cm" fo:margin-right="0cm" fo:text-align="center" fo:text-indent="0cm"/>
      <style:text-properties fo:color="#808080" fo:font-size="24pt" style:font-size-asian="18pt" style:font-size-complex="18pt"/>
    </style:style>
    <style:style style:name="T1" style:family="text">
      <style:text-properties fo:font-size="24pt"/>
    </style:style>
    <style:style style:name="T2" style:family="text">
      <style:text-properties fo:color="#808080" fo:font-size="2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tandard" draw:text-style-name="P1" draw:layer="layout" svg:width="17.78cm" svg:height="12.7cm" svg:x="0.1cm" svg:y="0.1cm">
          <text:p/>
        </draw:rect>
        <draw:rect draw:style-name="gr1" draw:text-style-name="P3" draw:layer="layout" svg:width="15.372cm" svg:height="4.2cm" svg:x="2cm" svg:y="4.2cm">
          <text:p text:style-name="P2"><text:span text:style-name="T1">VNETI</text:span></text:p>
        </draw:rect>
        <draw:rect draw:style-name="gr2" draw:text-style-name="P4" draw:layer="layout" svg:width="9.5cm" svg:height="2.1cm" svg:x="0.3cm" svg:y="0.3cm">
          <text:p text:style-name="P2"><text:span text:style-name="T1">praxis</text:span></text:p>
          <text:p text:style-name="P2"><text:span text:style-name="T1">(application)</text:span></text:p>
        </draw:rect>
        <draw:line draw:style-name="gr3" draw:text-style-name="P1" draw:layer="layout" svg:x1="1.1cm" svg:y1="2.4cm" svg:x2="1.1cm" svg:y2="9.752cm">
          <text:p/>
        </draw:line>
        <draw:line draw:style-name="gr3" draw:text-style-name="P1" draw:layer="layout" svg:x1="5.3cm" svg:y1="2.4cm" svg:x2="5.3cm" svg:y2="4.2cm">
          <text:p/>
        </draw:line>
        <draw:line draw:style-name="gr3" draw:text-style-name="P1" draw:layer="layout" svg:x1="5.7cm" svg:y1="8.4cm" svg:x2="5.688cm" svg:y2="9.752cm">
          <text:p/>
        </draw:line>
        <draw:line draw:style-name="gr3" draw:text-style-name="P1" draw:layer="layout" svg:x1="12.292cm" svg:y1="8.4cm" svg:x2="12.292cm" svg:y2="9.752cm">
          <text:p/>
        </draw:line>
        <draw:rect draw:style-name="gr4" draw:text-style-name="P3" draw:layer="layout" svg:width="3.156cm" svg:height="2.1cm" svg:x="10.5cm" svg:y="0.3cm">
          <text:p text:style-name="P2"><text:span text:style-name="T1">TARP</text:span></text:p>
        </draw:rect>
        <draw:line draw:style-name="gr3" draw:text-style-name="P1" draw:layer="layout" svg:x1="11.9cm" svg:y1="2.4cm" svg:x2="11.9cm" svg:y2="4.2cm">
          <text:p/>
        </draw:line>
        <draw:rect draw:style-name="gr5" draw:text-style-name="P5" draw:layer="layout" svg:width="3.14cm" svg:height="2.1cm" svg:x="14.264cm" svg:y="0.3cm">
          <text:p text:style-name="P2"><text:span text:style-name="T2">other</text:span></text:p>
          <text:p text:style-name="P2"><text:span text:style-name="T2">plugins</text:span></text:p>
        </draw:rect>
        <draw:line draw:style-name="gr6" draw:text-style-name="P1" draw:layer="layout" svg:x1="15.9cm" svg:y1="2.4cm" svg:x2="15.9cm" svg:y2="4.2cm">
          <text:p/>
        </draw:line>
        <draw:rect draw:style-name="gr7" draw:text-style-name="P4" draw:layer="layout" svg:width="7.572cm" svg:height="1.1cm" svg:x="9.8cm" svg:y="7.3cm">
          <text:p text:style-name="P2"><text:span text:style-name="T1">phy</text:span></text:p>
        </draw:rect>
        <draw:line draw:style-name="gr6" draw:text-style-name="P1" draw:layer="layout" svg:x1="16.156cm" svg:y1="8.436cm" svg:x2="16.156cm" svg:y2="9.752cm">
          <text:p/>
        </draw:line>
        <draw:rect draw:style-name="gr8" draw:text-style-name="P3" draw:layer="layout" svg:width="5.6cm" svg:height="1.1cm" svg:x="2cm" svg:y="4.2cm">
          <text:p text:style-name="P2"><text:span text:style-name="T1">API</text:span></text:p>
        </draw:rect>
        <draw:rect draw:style-name="gr9" draw:text-style-name="P3" draw:layer="layout" svg:width="7.572cm" svg:height="1.1cm" svg:x="9.8cm" svg:y="4.2cm">
          <text:p text:style-name="P2"><text:span text:style-name="T1">plugs</text:span></text:p>
        </draw:rect>
        <draw:rect draw:style-name="gr10" draw:text-style-name="P1" draw:layer="layout" svg:width="17.104cm" svg:height="2.54cm" svg:x="0.3cm" svg:y="9.708cm">
          <text:p text:style-name="P2">VUEE = Virtual Underlay Emulation Engine</text:p>
        </draw:rect>
        <draw:rect draw:style-name="gr11" draw:text-style-name="P2" draw:layer="layout" svg:width="3.556cm" svg:height="3.048cm" svg:x="13.852cm" svg:y="13.516cm">
          <text:p text:style-name="P2">Virtual</text:p>
          <text:p text:style-name="P2">RF module</text:p>
        </draw:rect>
        <draw:rect draw:style-name="gr12" draw:text-style-name="P2" draw:layer="layout" svg:width="3.556cm" svg:height="3.048cm" svg:x="4.456cm" svg:y="13.516cm">
          <text:p text:style-name="P2">Virtual</text:p>
          <text:p text:style-name="P2">UART</text:p>
        </draw:rect>
        <draw:rect draw:style-name="gr13" draw:text-style-name="P2" draw:layer="layout" svg:width="3.556cm" svg:height="3.048cm" svg:x="0.372cm" svg:y="13.516cm">
          <text:p text:style-name="P2">Virtual</text:p>
          <text:p text:style-name="P2">I/O pins</text:p>
        </draw:rect>
        <draw:rect draw:style-name="gr14" draw:text-style-name="P2" draw:layer="layout" svg:width="3.556cm" svg:height="3.048cm" svg:x="8.556cm" svg:y="13.516cm">
          <text:p text:style-name="P2">Other</text:p>
          <text:p text:style-name="P2">virtual</text:p>
          <text:p text:style-name="P2">hardware</text:p>
        </draw:rect>
        <draw:rect draw:style-name="gr15" draw:text-style-name="P2" draw:layer="layout" svg:width="11.74cm" svg:height="2.032cm" svg:x="0.372cm" svg:y="17.84cm">
          <text:p text:style-name="P2">Interface daemon</text:p>
        </draw:rect>
        <draw:rect draw:style-name="gr16" draw:text-style-name="P2" draw:layer="layout" svg:width="3.556cm" svg:height="16.264cm" svg:x="18.864cm" svg:y="0.3cm">
          <text:p text:style-name="P2">Channel</text:p>
          <text:p text:style-name="P2">model</text:p>
          <text:p text:style-name="P2"/>
          <text:p text:style-name="P2">Virtual</text:p>
          <text:p text:style-name="P2">network</text:p>
        </draw:rect>
        <draw:rect draw:style-name="gr17" draw:text-style-name="P2" draw:layer="layout" svg:width="8.128cm" svg:height="2.032cm" svg:x="13.776cm" svg:y="17.84cm">
          <text:p text:style-name="P2">Remote agents</text:p>
        </draw:rect>
        <draw:line draw:style-name="gr3" draw:text-style-name="P1" draw:layer="layout" svg:x1="2.144cm" svg:y1="12.248cm" svg:x2="2.132cm" svg:y2="13.6cm">
          <text:p/>
        </draw:line>
        <draw:line draw:style-name="gr3" draw:text-style-name="P1" draw:layer="layout" svg:x1="6.244cm" svg:y1="12.248cm" svg:x2="6.232cm" svg:y2="13.6cm">
          <text:p/>
        </draw:line>
        <draw:line draw:style-name="gr3" draw:text-style-name="P1" draw:layer="layout" svg:x1="10.344cm" svg:y1="12.248cm" svg:x2="10.332cm" svg:y2="13.6cm">
          <text:p/>
        </draw:line>
        <draw:line draw:style-name="gr3" draw:text-style-name="P1" draw:layer="layout" svg:x1="15.644cm" svg:y1="12.248cm" svg:x2="15.632cm" svg:y2="13.6cm">
          <text:p/>
        </draw:line>
        <draw:line draw:style-name="gr3" draw:text-style-name="P1" draw:layer="layout" svg:x1="2.144cm" svg:y1="16.548cm" svg:x2="2.132cm" svg:y2="17.9cm">
          <text:p/>
        </draw:line>
        <draw:line draw:style-name="gr3" draw:text-style-name="P1" draw:layer="layout" svg:x1="6.244cm" svg:y1="16.548cm" svg:x2="6.232cm" svg:y2="17.9cm">
          <text:p/>
        </draw:line>
        <draw:line draw:style-name="gr3" draw:text-style-name="P1" draw:layer="layout" svg:x1="10.344cm" svg:y1="16.548cm" svg:x2="10.332cm" svg:y2="17.9cm">
          <text:p/>
        </draw:line>
        <draw:line draw:style-name="gr3" draw:text-style-name="P1" draw:layer="layout" svg:x1="15.644cm" svg:y1="16.548cm" svg:x2="15.632cm" svg:y2="17.9cm">
          <text:p/>
        </draw:line>
        <draw:line draw:style-name="gr18" draw:text-style-name="P1" draw:layer="layout" svg:x1="17.408cm" svg:y1="15.032cm" svg:x2="18.864cm" svg:y2="15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2.809cm" fo:page-height="20.269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9-11T18:11:19</meta:creation-date>
    <dc:creator>Pawel Gburzynski</dc:creator>
    <dc:date>2007-04-18T06:17:25</dc:date>
    <dc:language>en-US</dc:language>
    <meta:editing-cycles>7</meta:editing-cycles>
    <meta:editing-duration>PT46M4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